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owadź Panie mnie</text:span><text:span text:style-name="T1"><text:line-break/></text:span><text:span text:style-name="T1">nad strumień</text:span><text:span text:style-name="T1"><text:line-break/></text:span><text:span text:style-name="T1">Prowadź,</text:span><text:span text:style-name="T1"><text:line-break/></text:span><text:span text:style-name="T1">abym mógł popłynąć.</text:span><text:span text:style-name="T1"><text:line-break/></text:span><text:span text:style-name="T1">Ukaż mi Panie</text:span><text:span text:style-name="T1"><text:line-break/></text:span><text:span text:style-name="T1">Twoje serce</text:span><text:span text:style-name="T1"><text:line-break/></text:span><text:span text:style-name="T1">(Prowadź…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Ukaż mi Panie </text:span><text:span text:style-name="T1">Twój bok</text:span><text:span text:style-name="T1"><text:line-break/></text:span><text:span text:style-name="T1">Daj, </text:span><text:span text:style-name="T1">aby popłynęła woda</text:span><text:span text:style-name="T1"><text:line-break/></text:span><text:span text:style-name="T1">Prowadź mnie ręką anioła</text:span><text:span text:style-name="T1"><text:line-break/></text:span><text:span text:style-name="T1">Panie, poprowadź mnie dalej</text:span><text:span text:style-name="T1"><text:line-break/></text:span><text:span text:style-name="T1">Tam, gdzie woda jest głębsza,</text:span><text:span text:style-name="T1"><text:line-break/></text:span><text:span text:style-name="T1">niż mój grzech</text:span><text:span text:style-name="T1"><text:line-break/></text:span><text:span text:style-name="T1">Tam,</text:span><text:span text:style-name="T1"><text:line-break/></text:span><text:span text:style-name="T1">gdzie rosną cudowne owo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zdrów mnie Panie</text:span><text:span text:style-name="T1"><text:line-break/></text:span><text:span text:style-name="T1">Twoim Duchem</text:span><text:span text:style-name="T1"><text:line-break/></text:span><text:span text:style-name="T1">Panie, </text:span><text:span text:style-name="T1">poprowadź mnie dalej</text:span><text:span text:style-name="T1"><text:line-break/></text:span><text:span text:style-name="T1">Daj mi też stanąć w zatoce</text:span><text:span text:style-name="T1"><text:line-break/></text:span><text:span text:style-name="T1">W tym, co zostawiłeś dla soli</text:span><text:span text:style-name="T1"><text:line-break/></text:span><text:span text:style-name="T1">Daj mi odpocząć w zatoce</text:span><text:span text:style-name="T1"><text:line-break/></text:span><text:span text:style-name="T1">Daj mi odpocząć</text:span><text:span text:style-name="T1"><text:line-break/></text:span><text:span text:style-name="T1">w Twym krzyż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22:50</meta:creation-date>
    <dc:creator>Rafał Talacha</dc:creator>
    <dc:date>2009-01-27T15:27:07</dc:date>
    <dc:language>pl-PL</dc:language>
    <meta:editing-cycles>5</meta:editing-cycles>
    <meta:editing-duration>PT8M2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